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1">
      <style:text-properties style:font-name="Arial" fo:font-weight="bold" style:font-weight-asian="bold" style:font-weight-complex="bold"/>
    </style:style>
    <style:style style:name="P5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nterface de reservas</text:span></text:p>
      <text:p text:style-name="P1"><text:line-break/></text:p>
      <text:p text:style-name="P1">ACCESS POINTS </text:p>
      <text:p text:style-name="P1"/>
      <text:list xml:id="list33448018" text:style-name="L1">
        <text:list-item>
          <text:p text:style-name="P4">Desde Banner</text:p>
          <text:p text:style-name="P3">El usuario clickea en un banner que publicita el recurso correspondiente. Es dirigido a una instancia de la agenda que muestra desde la fecha actual, las disponibilidades del recurso en el próximo mes, si las hubiese, o en la próxima semana.</text:p>
        </text:list-item>
      </text:list>
      <text:p text:style-name="P1"/>
      <text:list xml:id="list33569849" text:continue-numbering="true" text:style-name="L1">
        <text:list-item>
          <text:p text:style-name="P4">Desde agenda</text:p>
          <text:p text:style-name="P5">El usuario ingresa a su agenda donde ve los espectáculos por semana o mes. Clickea en el recurso deseado y ve la agenda filtrada para ese recurso, para la próxima semana o mes.</text:p>
          <text:p text:style-name="P5"/>
        </text:list-item>
        <text:list-item>
          <text:p text:style-name="P4">Desde Menu</text:p>
          <text:p text:style-name="P3">El usuario clickea en la barra de menu de Agenda el rubro que desea consultar (Gastronomía, Espectáculos, Deportes, etc.), y ve los recursos de ese rubro disponibles para la próxima semana o mes. Elige un recurso y ve la agenda de ese recurso para la próxima semana o mes.</text:p>
        </text:list-item>
      </text:list>
      <text:p text:style-name="P1"/>
      <text:p text:style-name="P1"><text:line-break/>SERVER<text:line-break/><text:line-break/>recurso[] buscarRecurso(tags, segmentos);<text:line-break/><text:line-break/>reservas[] burscarReservas(recurso);<text:line-break/><text:line-break/>disponibilidades[] verDisponibilidades(recurso, fecha_desde, fecha_hasta);<text:line-break/><text:line-break/>xml_configuracion obtenerConfiguraciónVisual(locacion);<text:line-break/><text:line-break/>boolean reservaRecurso(disponibilidad);<text:line-break/><text:line-break/><text:line-break/><text:line-break/><text:line-break/>CLIENT<text:line-break/><text:line-break/>Sobre <text:span text:style-name="T1">locación</text:span>:<text:line-break/>- onCharge: obtenerConfiguraciónVisual(<text:span text:style-name="T1">locacion</text:span>);<text:line-break/><text:line-break/>Sobre <text:span text:style-name="T1">recurso</text:span>:<text:line-break/>- onMouseClick: verDisponibilidades(<text:span text:style-name="T1">recurso</text:span>, fecha_desde, fecha_hasta);<text:line-break/><text:line-break/>Sobre <text:span text:style-name="T1">disponibilidad</text:span>:<text:line-break/>- onMouseClick: reservaRecurso(<text:span text:style-name="T1">disponibilidad</text:span>); </text:p>
      <text:p text:style-name="P1"/>
      <text:p text:style-name="P1"/>
      <text:p text:style-name="P1"/>
      <text:p text:style-name="P1">Event F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Manuel Cortez</meta:initial-creator>
    <meta:creation-date>2009-09-07T13:30:24.43</meta:creation-date>
    <dc:date>2009-09-07T13:43:40.65</dc:date>
    <dc:creator>Juan Manuel Cortez</dc:creator>
    <meta:editing-duration>PT00H13M23S</meta:editing-duration>
    <meta:editing-cycles>1</meta:editing-cycles>
    <meta:generator>OpenOffice.org/3.1$Win32 OpenOffice.org_project/310m11$Build-9399</meta:generator>
    <meta:document-statistic meta:table-count="0" meta:image-count="0" meta:object-count="0" meta:page-count="1" meta:paragraph-count="11" meta:word-count="174" meta:character-count="1275"/>
  </office:meta>
</office:document-meta>
</file>